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in" fo:margin-bottom="0in" style:contextual-spacing="false"/>
      <style:text-properties style:text-position="0% 100%"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/>
      <style:text-properties style:text-position="sub 58%"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0032a7" style:font-weight-asian="normal" style:font-weight-complex="normal"/>
    </style:style>
    <style:style style:name="T7" style:family="text">
      <style:text-properties style:text-position="0% 100%" officeooo:rsid="000032a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032a7" style:font-weight-asian="normal" style:font-weight-complex="normal"/>
    </style:style>
    <style:style style:name="T10" style:family="text">
      <style:text-properties officeooo:rsid="0000d5f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CP's reliable data transfer protocol</text:p>
      <text:list xml:id="list1976085031368196583" text:style-name="L1">
        <text:list-item>
          <text:p text:style-name="P7">Sender</text:p>
          <text:list>
            <text:list-item>
              <text:p text:style-name="P9">Sends multiple packets without waiting for acknowledgments.</text:p>
            </text:list-item>
            <text:list-item>
              <text:p text:style-name="P9">Cannot have more than 'n' unacknowledged segments. This constitutes the senders window.</text:p>
            </text:list-item>
            <text:list-item>
              <text:p text:style-name="P9">Sets timer when sending the first segment of the newly slided window. Stops timer when the last packet in the window is acknowledged.</text:p>
            </text:list-item>
            <text:list-item>
              <text:p text:style-name="P9">The sequence numbers are not used sequentially for successive segments. They are used such that they indicate the position of the first byte in the whole stream.</text:p>
            </text:list-item>
            <text:list-item>
              <text:p text:style-name="P9">Retransmits the first packet of the window when the timer times out. <text:span text:style-name="T1">Doubles the time-out period</text:span></text:p>
            </text:list-item>
            <text:list-item>
              <text:p text:style-name="P9">Cumulatively acknowledges the byte stream. Window slides forward to point to the byte with the smallest sequence number.</text:p>
            </text:list-item>
            <text:list-item>
              <text:p text:style-name="P9">Retransmits a segment without waiting for a time-out when three or more duplicate acknowledgments are received for it.</text:p>
            </text:list-item>
          </text:list>
        </text:list-item>
        <text:list-item>
          <text:p text:style-name="P7">Receiver</text:p>
          <text:list>
            <text:list-item>
              <text:p text:style-name="P9">Acknowledges segments ordered and unordered.</text:p>
            </text:list-item>
            <text:list-item>
              <text:p text:style-name="P9">By the means of <text:span text:style-name="T10">an</text:span> acknowledgment it asks for the expected segment, i.e., an out-of-order segment is not discarded, but the in-order segment is acknowledged saying, “I need ___ segment”.</text:p>
            </text:list-item>
          </text:list>
        </text:list-item>
        <text:list-item>
          <text:p text:style-name="P7">Note</text:p>
          <text:list>
            <text:list-item>
              <text:p text:style-name="P9">Only one time<text:span text:style-name="T10">r</text:span> used like in the GO-Back-N</text:p>
            </text:list-item>
            <text:list-item>
              <text:p text:style-name="P9">Acknowledges the unordered packet like the selective repeat.</text:p>
            </text:list-item>
          </text:list>
        </text:list-item>
      </text:list>
      <text:p text:style-name="P4"/>
      <text:p text:style-name="P2">RTT Estimation and Timeout</text:p>
      <text:p text:style-name="P6"><draw:frame draw:style-name="fr1" draw:name="Object1" text:anchor-type="as-char" svg:y="-0.2437in" svg:width="2.4772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where,</text:p>
      <text:list xml:id="list4468750441731706917" text:style-name="L2">
        <text:list-item>
          <text:p text:style-name="P10"><text:span text:style-name="T5">e</text:span><text:span text:style-name="T6">RTT</text:span><text:span text:style-name="T3">current </text:span><text:span text:style-name="T5">= Current estimated RTT</text:span></text:p>
        </text:list-item>
        <text:list-item>
          <text:p text:style-name="P10"><text:span text:style-name="T5">e</text:span><text:span text:style-name="T6">RTT</text:span><text:span text:style-name="T3">previous </text:span><text:span text:style-name="T5">= Previous estimated RTT</text:span></text:p>
        </text:list-item>
        <text:list-item>
          <text:p text:style-name="P10"><text:span text:style-name="T8">s</text:span><text:span text:style-name="T9">RTT</text:span><text:span text:style-name="T3">m </text:span><text:span text:style-name="T5">= Sample RTT for the m'th time. Sample RTT is not measured for every transmitted segment. It is measured for only one of the transmitted but unacknowledged segments at a time. This is a continuous process, i.e., after a measurement, the algorithm picks another about to be transmitted segment and starts measuring sample RTT w.r.t to that segment. The estimated RTT picks up the latest sample RTT</text:span></text:p>
        </text:list-item>
      </text:list>
      <text:p text:style-name="P1"><text:span text:style-name="T5">Since the weight of a particular sample RTT decays exponentially over time(within the terms </text:span><text:span text:style-name="T5"><draw:frame draw:style-name="fr1" draw:name="Object3" text:anchor-type="as-char" svg:y="-0.2437in" svg:width="0.1992in" svg:height="0.392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5"> e</text:span><text:span text:style-name="T3">previous</text:span><text:span text:style-name="T5">), e</text:span><text:span text:style-name="T3">current</text:span><text:span text:style-name="T5"> is an exponentially weighted average of sample RTT's.</text:span></text:p>
      <text:p text:style-name="P5"/>
      <text:p text:style-name="P5"/>
      <text:p text:style-name="P5">The deviation between the estimated RTT and sample RTT is calculated similarly below.</text:p>
      <text:p text:style-name="P2"><text:span text:style-name="T4">deviation</text:span><text:span text:style-name="T2">current </text:span><text:span text:style-name="T4">= </text:span><text:span text:style-name="T4"><draw:frame draw:style-name="fr1" draw:name="Object4" text:anchor-type="as-char" svg:y="-0.2437in" svg:width="0.2063in" svg:height="0.392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4">deviation</text:span><text:span text:style-name="T2">previous </text:span><text:span text:style-name="T4"><text:s/>+ </text:span><text:span text:style-name="T4"><draw:frame draw:style-name="fr1" draw:name="Object5" text:anchor-type="as-char" svg:y="-0.2445in" svg:width="1.5654in" svg:height="0.3937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4"> </text:span></text:p>
      <text:p text:style-name="P5"/>
      <text:p text:style-name="P5">Finally,</text:p>
      <text:p text:style-name="P2"><text:span text:style-name="T4">Timeout interval = e</text:span><text:span text:style-name="T2">current</text:span><text:span text:style-name="T4"> + 4 * deviation</text:span><text:span text:style-name="T2">current</text:span></text:p>
      <text:p text:style-name="P5"/>
      <text:p text:style-name="P5"/>
      <text:p text:style-name="P2">What are the adjustments in the TCP RDT protocol to improve efficiency?</text:p>
      <text:list xml:id="list2796963779460254999" text:style-name="L3">
        <text:list-item>
          <text:p text:style-name="P8">Sender TCP</text:p>
          <text:list>
            <text:list-item>
              <text:p text:style-name="P11">After the first timeout and subsequent retransmission of the timed out segment, the <text:soft-page-break/>sender doubles the timeout period. This ensures that frequent retransmissions don't clog the already congested network.(The initial timeout is an indicator of a clogged network and hence the loss of the packet or the ACK)</text:p>
            </text:list-item>
            <text:list-item>
              <text:p text:style-name="P11">Retransmits packet 'y' without waiting for a timeout when 3 or more duplicate ACK's are received. This is done as those duplicate ACK's mean that atleast 3 packets sent after 'y' have reached before y itself. Chances of y being lost are considerable and hence the retransmission.</text:p>
            </text:list-item>
          </text:list>
        </text:list-item>
        <text:list-item>
          <text:p text:style-name="P8">Receiver TCP</text:p>
          <text:list>
            <text:list-item>
              <text:p text:style-name="P11">When an in-order segment with expected sequence number arrives, the receiver sends a delayed ACK, waiting upto 500msec for the arrival of the next in-order segment. If the next in-order segment arrives within this interval a single cumulative ACK can be sent for both the segments.</text:p>
            </text:list-item>
          </text:list>
        </text:list-item>
      </text:list>
      <text:p text:style-name="P2"><text:a xlink:type="simple" xlink:href="../TCP%20congestion%20control.od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23T09:27:20</meta:creation-date>
    <dc:date>2013-09-12T23:34:22</dc:date>
    <dc:creator>Kempa </dc:creator>
    <meta:editing-duration>PT1H46M44S</meta:editing-duration>
    <meta:editing-cycles>11</meta:editing-cycles>
    <meta:generator>LibreOffice/4.0.2.2$Linux_x86 LibreOffice_project/400m0$Build-2</meta:generator>
    <meta:document-statistic meta:table-count="0" meta:image-count="0" meta:object-count="4" meta:page-count="2" meta:paragraph-count="32" meta:word-count="492" meta:character-count="2997" meta:non-whitespace-character-count="2554"/>
  </office:meta>
</office:document-meta>
</file>

<file path=Object 2/content.xml><?xml version="1.0" encoding="utf-8"?>
<math xmlns="http://www.w3.org/1998/Math/MathML">
  <semantics>
    <mrow>
      <mrow>
        <msub>
          <mi mathvariant="italic">eRTT</mi>
          <mi mathvariant="italic">current</mi>
        </msub>
        <mo stretchy="false">=</mo>
        <mfrac>
          <mn>7</mn>
          <mn>8</mn>
        </mfrac>
      </mrow>
      <mrow>
        <msub>
          <mi mathvariant="italic">eRTT</mi>
          <mi mathvariant="italic">previous</mi>
        </msub>
        <mo stretchy="false">+</mo>
        <mfrac>
          <mn>1</mn>
          <mn>8</mn>
        </mfrac>
      </mrow>
      <msub>
        <mi mathvariant="italic">sRTT</mi>
        <mi>m</mi>
      </msub>
    </mrow>
    <annotation encoding="StarMath 5.0">eRTT_current = 7 over 8 eRTT_previous  + 1 over 8 sRTT_m</annotation>
  </semantics>
</math>
</file>

<file path=Object 4/content.xml><?xml version="1.0" encoding="utf-8"?>
<math xmlns="http://www.w3.org/1998/Math/MathML">
  <semantics>
    <mrow>
      <mfrac>
        <mn>7</mn>
        <mn>8</mn>
      </mfrac>
    </mrow>
    <annotation encoding="StarMath 5.0">7 over 8</annotation>
  </semantics>
</math>
</file>

<file path=Object 5/content.xml><?xml version="1.0" encoding="utf-8"?>
<math xmlns="http://www.w3.org/1998/Math/MathML">
  <semantics>
    <mrow>
      <mfrac>
        <mn>3</mn>
        <mn>4</mn>
      </mfrac>
    </mrow>
    <annotation encoding="StarMath 5.0">3 over 4 </annotation>
  </semantics>
</math>
</file>

<file path=Object 6/content.xml><?xml version="1.0" encoding="utf-8"?>
<math xmlns="http://www.w3.org/1998/Math/MathML">
  <semantics>
    <mrow>
      <mfrac>
        <mn>1</mn>
        <mn>4</mn>
      </mfrac>
      <mfenced open="∣" close="∣">
        <mrow>
          <msub>
            <mi mathvariant="italic">eRTT</mi>
            <mi mathvariant="italic">current</mi>
          </msub>
          <mi>–</mi>
          <msub>
            <mi mathvariant="italic">sRTT</mi>
            <mi>m</mi>
          </msub>
        </mrow>
      </mfenced>
    </mrow>
    <annotation encoding="StarMath 5.0">1 over 4  abs { eRTT_current – sRTT_m }</annotation>
  </semantics>
</math>
</file>